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0pt" officeooo:rsid="000d7366" officeooo:paragraph-rsid="000d7366" style:font-size-asian="10pt" style:font-size-complex="10pt"/>
    </style:style>
    <style:style style:name="P2" style:family="paragraph" style:parent-style-name="Preformatted_20_Text">
      <style:text-properties fo:font-size="10pt" officeooo:paragraph-rsid="001009b2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Preformatted_20_Text">
      <style:text-properties fo:font-size="10pt" officeooo:rsid="000d7366" officeooo:paragraph-rsid="001009b2" style:font-size-asian="10pt" style:font-size-complex="10pt"/>
    </style:style>
    <style:style style:name="T1" style:family="text">
      <style:text-properties officeooo:rsid="0012a18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L1"/><text:bookmark text:name="vimCodeElement"/><text:s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"><text:a xlink:type="simple" xlink:href="#__RefHeading___Toc1654_1284336178" text:style-name="Index_20_Link" text:visited-style-name="Index_20_Link"><text:s/>Fenster (breite, hoehe uint16)<text:tab/>2</text:a></text:p>
          <text:p text:style-name="P3"><text:a xlink:type="simple" xlink:href="#__RefHeading___Toc1740_1284336178" text:style-name="Index_20_Link" text:visited-style-name="Index_20_Link"><text:s/>FensterOffen () bool<text:tab/>2</text:a></text:p>
          <text:p text:style-name="P3"><text:a xlink:type="simple" xlink:href="#__RefHeading___Toc1656_1284336178" text:style-name="Index_20_Link" text:visited-style-name="Index_20_Link"><text:s/>FensterAus ()<text:tab/>2</text:a></text:p>
          <text:p text:style-name="P3"><text:a xlink:type="simple" xlink:href="#__RefHeading___Toc1658_1284336178" text:style-name="Index_20_Link" text:visited-style-name="Index_20_Link"><text:s/>Cls ()<text:tab/>2</text:a></text:p>
          <text:p text:style-name="P3"><text:a xlink:type="simple" xlink:href="#__RefHeading___Toc1660_1284336178" text:style-name="Index_20_Link" text:visited-style-name="Index_20_Link"><text:s/>Stiftfarbe (r,g,b uint8)<text:tab/>2</text:a></text:p>
          <text:p text:style-name="P3"><text:a xlink:type="simple" xlink:href="#__RefHeading___Toc1662_1284336178" text:style-name="Index_20_Link" text:visited-style-name="Index_20_Link"><text:s/>Punkt (x,y uint16)<text:tab/>2</text:a></text:p>
          <text:p text:style-name="P3"><text:a xlink:type="simple" xlink:href="#__RefHeading___Toc1664_1284336178" text:style-name="Index_20_Link" text:visited-style-name="Index_20_Link"><text:s/>GibPunktfarbe (x,y uint16) (r,g,b uint8)<text:tab/>3</text:a></text:p>
          <text:p text:style-name="P3"><text:a xlink:type="simple" xlink:href="#__RefHeading___Toc1666_1284336178" text:style-name="Index_20_Link" text:visited-style-name="Index_20_Link"><text:s/>Linie (x1,y1,x2,y2 uint16)<text:tab/>3</text:a></text:p>
          <text:p text:style-name="P3"><text:a xlink:type="simple" xlink:href="#__RefHeading___Toc1668_1284336178" text:style-name="Index_20_Link" text:visited-style-name="Index_20_Link"><text:s/>Kreis (x,y,r uint16)<text:tab/>3</text:a></text:p>
          <text:p text:style-name="P3"><text:a xlink:type="simple" xlink:href="#__RefHeading___Toc1670_1284336178" text:style-name="Index_20_Link" text:visited-style-name="Index_20_Link"><text:s/>Vollkreis (x,y,r uint16)<text:tab/>3</text:a></text:p>
          <text:p text:style-name="P3"><text:a xlink:type="simple" xlink:href="#__RefHeading___Toc1672_1284336178" text:style-name="Index_20_Link" text:visited-style-name="Index_20_Link"><text:s/>Ellipse (x,y,rx,ry uint16)<text:tab/>3</text:a></text:p>
          <text:p text:style-name="P3"><text:a xlink:type="simple" xlink:href="#__RefHeading___Toc1742_1284336178" text:style-name="Index_20_Link" text:visited-style-name="Index_20_Link"><text:s/>Vollellipse (x,y,rx,ry uint16)<text:tab/>3</text:a></text:p>
          <text:p text:style-name="P3"><text:a xlink:type="simple" xlink:href="#__RefHeading___Toc1674_1284336178" text:style-name="Index_20_Link" text:visited-style-name="Index_20_Link"><text:s/>Kreissektor (x,y,r,w1,w2 uint16)<text:tab/>3</text:a></text:p>
          <text:p text:style-name="P3"><text:a xlink:type="simple" xlink:href="#__RefHeading___Toc1676_1284336178" text:style-name="Index_20_Link" text:visited-style-name="Index_20_Link"><text:s/>Vollkreissektor (x,y,r,w1,w2 uint16)<text:tab/>3</text:a></text:p>
          <text:p text:style-name="P3"><text:a xlink:type="simple" xlink:href="#__RefHeading___Toc1678_1284336178" text:style-name="Index_20_Link" text:visited-style-name="Index_20_Link"><text:s/>Rechteck (x1,y1,b,h uint16)<text:tab/>4</text:a></text:p>
          <text:p text:style-name="P3"><text:a xlink:type="simple" xlink:href="#__RefHeading___Toc1680_1284336178" text:style-name="Index_20_Link" text:visited-style-name="Index_20_Link"><text:s/>Vollrechteck (x1,y1,b,h uint16)<text:tab/>4</text:a></text:p>
          <text:p text:style-name="P3"><text:a xlink:type="simple" xlink:href="#__RefHeading___Toc1682_1284336178" text:style-name="Index_20_Link" text:visited-style-name="Index_20_Link"><text:s/>Dreieck (x1,y1,x2,y2,x3,y3 uint16)<text:tab/>4</text:a></text:p>
          <text:p text:style-name="P3"><text:a xlink:type="simple" xlink:href="#__RefHeading___Toc1684_1284336178" text:style-name="Index_20_Link" text:visited-style-name="Index_20_Link"><text:s/>Volldreieck (x1,y1,x2,y2,x3,y3 uint16)<text:tab/>4</text:a></text:p>
          <text:p text:style-name="P3"><text:a xlink:type="simple" xlink:href="#__RefHeading___Toc1686_1284336178" text:style-name="Index_20_Link" text:visited-style-name="Index_20_Link"><text:s/>Schreibe (x, y int16, s string)<text:tab/>4</text:a></text:p>
          <text:p text:style-name="P3"><text:a xlink:type="simple" xlink:href="#__RefHeading___Toc1688_1284336178" text:style-name="Index_20_Link" text:visited-style-name="Index_20_Link"><text:s/>SetzeFont (s string, groesse int)<text:tab/>4</text:a></text:p>
          <text:p text:style-name="P3"><text:a xlink:type="simple" xlink:href="#__RefHeading___Toc1690_1284336178" text:style-name="Index_20_Link" text:visited-style-name="Index_20_Link"><text:s/>GibFont () string<text:tab/>4</text:a></text:p>
          <text:p text:style-name="P3"><text:a xlink:type="simple" xlink:href="#__RefHeading___Toc1744_1284336178" text:style-name="Index_20_Link" text:visited-style-name="Index_20_Link"><text:s/>SchreibeFont (x,y int16, s string)<text:tab/>4</text:a></text:p>
          <text:p text:style-name="P3"><text:a xlink:type="simple" xlink:href="#__RefHeading___Toc1692_1284336178" text:style-name="Index_20_Link" text:visited-style-name="Index_20_Link"><text:s/>LadeBild (x, y int16, s string)<text:tab/>4</text:a></text:p>
          <text:p text:style-name="P3"><text:a xlink:type="simple" xlink:href="#__RefHeading___Toc1694_1284336178" text:style-name="Index_20_Link" text:visited-style-name="Index_20_Link"><text:s/>LadeBildInsClipboard (s string)<text:tab/>5</text:a></text:p>
          <text:p text:style-name="P3"><text:a xlink:type="simple" xlink:href="#__RefHeading___Toc1696_1284336178" text:style-name="Index_20_Link" text:visited-style-name="Index_20_Link"><text:s/>Archivieren ()<text:tab/>5</text:a></text:p>
          <text:p text:style-name="P3"><text:a xlink:type="simple" xlink:href="#__RefHeading___Toc1698_1284336178" text:style-name="Index_20_Link" text:visited-style-name="Index_20_Link"><text:s/>Restaurieren (x,y,b,h uint16)<text:tab/>5</text:a></text:p>
          <text:p text:style-name="P3"><text:a xlink:type="simple" xlink:href="#__RefHeading___Toc1700_1284336178" text:style-name="Index_20_Link" text:visited-style-name="Index_20_Link"><text:s/>Clipboard_kopieren (x,y,b,h uint16)<text:tab/>5</text:a></text:p>
          <text:p text:style-name="P3"><text:a xlink:type="simple" xlink:href="#__RefHeading___Toc1702_1284336178" text:style-name="Index_20_Link" text:visited-style-name="Index_20_Link"><text:s/>Clipboard_einfuegen (x, y uint16)<text:tab/>5</text:a></text:p>
          <text:p text:style-name="P3"><text:a xlink:type="simple" xlink:href="#__RefHeading___Toc1704_1284336178" text:style-name="Index_20_Link" text:visited-style-name="Index_20_Link"><text:s/>Sperren ()<text:tab/>5</text:a></text:p>
          <text:p text:style-name="P3"><text:a xlink:type="simple" xlink:href="#__RefHeading___Toc1706_1284336178" text:style-name="Index_20_Link" text:visited-style-name="Index_20_Link"><text:s/>Entsperren ()<text:tab/>5</text:a></text:p>
          <text:p text:style-name="P3"><text:a xlink:type="simple" xlink:href="#__RefHeading___Toc1708_1284336178" text:style-name="Index_20_Link" text:visited-style-name="Index_20_Link"><text:s/>UpdateAus ()<text:tab/>5</text:a></text:p>
          <text:p text:style-name="P3"><text:a xlink:type="simple" xlink:href="#__RefHeading___Toc1710_1284336178" text:style-name="Index_20_Link" text:visited-style-name="Index_20_Link"><text:s/>UpdateAn ()<text:tab/>6</text:a></text:p>
          <text:p text:style-name="P3"><text:a xlink:type="simple" xlink:href="#__RefHeading___Toc1712_1284336178" text:style-name="Index_20_Link" text:visited-style-name="Index_20_Link"><text:s/>Grafikzeilen () uint16<text:tab/>6</text:a></text:p>
          <text:p text:style-name="P3"><text:a xlink:type="simple" xlink:href="#__RefHeading___Toc1714_1284336178" text:style-name="Index_20_Link" text:visited-style-name="Index_20_Link"><text:s/>Grafikspalten () uint16<text:tab/>6</text:a></text:p>
          <text:p text:style-name="P3"><text:a xlink:type="simple" xlink:href="#__RefHeading___Toc1716_1284336178" text:style-name="Index_20_Link" text:visited-style-name="Index_20_Link">TastaturLesen1 () (taste uint16, gedrueckt uint8, tiefe uint16)<text:tab/>6</text:a></text:p>
          <text:p text:style-name="P3"><text:a xlink:type="simple" xlink:href="#__RefHeading___Toc1718_1284336178" text:style-name="Index_20_Link" text:visited-style-name="Index_20_Link"><text:s/>Tastaturzeichen (taste, tiefe) rune<text:tab/>6</text:a></text:p>
          <text:p text:style-name="P3"><text:a xlink:type="simple" xlink:href="#__RefHeading___Toc1720_1284336178" text:style-name="Index_20_Link" text:visited-style-name="Index_20_Link">TastaturpufferAn ()<text:tab/>6</text:a></text:p>
          <text:p text:style-name="P3"><text:a xlink:type="simple" xlink:href="#__RefHeading___Toc1722_1284336178" text:style-name="Index_20_Link" text:visited-style-name="Index_20_Link">TastaturpufferAus ()<text:tab/>6</text:a></text:p>
          <text:p text:style-name="P3"><text:a xlink:type="simple" xlink:href="#__RefHeading___Toc1724_1284336178" text:style-name="Index_20_Link" text:visited-style-name="Index_20_Link">TastaturpufferLesen1 () (taste uint16, gedrueckt uint8, tiefe uint16)<text:tab/>7</text:a></text:p>
          <text:p text:style-name="P3"><text:a xlink:type="simple" xlink:href="#__RefHeading___Toc1726_1284336178" text:style-name="Index_20_Link" text:visited-style-name="Index_20_Link">MausLesen1 () (taste uint8, status int8, mausX, mausY uint16)<text:tab/>7</text:a></text:p>
          <text:p text:style-name="P3"><text:a xlink:type="simple" xlink:href="#__RefHeading___Toc1728_1284336178" text:style-name="Index_20_Link" text:visited-style-name="Index_20_Link">MauspufferAn ()<text:tab/>7</text:a></text:p>
          <text:p text:style-name="P3"><text:a xlink:type="simple" xlink:href="#__RefHeading___Toc1730_1284336178" text:style-name="Index_20_Link" text:visited-style-name="Index_20_Link">MauspufferAus ()<text:tab/>7</text:a></text:p>
          <text:p text:style-name="P3"><text:a xlink:type="simple" xlink:href="#__RefHeading___Toc1732_1284336178" text:style-name="Index_20_Link" text:visited-style-name="Index_20_Link">MauspufferLesen1 () (taste uint8,status int8, mausX, mausY uint16)<text:tab/>7</text:a></text:p>
          <text:p text:style-name="P3"><text:a xlink:type="simple" xlink:href="#__RefHeading___Toc1734_1284336178" text:style-name="Index_20_Link" text:visited-style-name="Index_20_Link"><text:s/>SpieleSound (s string)<text:tab/>7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package gfx</text:p>
      <text:p text:style-name="P1"/>
      <text:p text:style-name="P1">/* Autor: Stefan Schmidt</text:p>
      <text:p text:style-name="P1"><text:s/>* Datum: 03.03.2015 ; letzte Änderung: 07.10.2017</text:p>
      <text:p text:style-name="P1"><text:s/>* Zweck: Das Paket unterstützt (derzeit) Befehle zur Erstellung</text:p>
      <text:p text:style-name="P1"><text:s/>* <text:s text:c="7"/>einfacher Grafiken in einem eigenen Fenster</text:p>
      <text:p text:style-name="P1"><text:s/>* <text:s text:c="7"/>inklusive Schrift mit beliebigen Fonts und</text:p>
      <text:p text:style-name="P1"><text:s/>*<text:tab/><text:tab/> <text:s/>Soundausgabe sowie Eingabe per Tastatur und Maus! </text:p>
      <text:p text:style-name="P1"><text:s/>* </text:p>
      <text:p text:style-name="P1"><text:s/>* <text:s text:c="7"/>SOWOHL UNTER X (LINUX) ALS AUCH UNTER MS WINDOWS - getestet :-)</text:p>
      <text:p text:style-name="P1"><text:s/>* </text:p>
      <text:p text:style-name="P1"><text:s/>* <text:s text:c="7"/>als auch unter MAC OS X (??) - mangels HW nicht getestet :-(</text:p>
      <text:p text:style-name="P1"><text:s/>* </text:p>
      <text:p text:style-name="P1"><text:s/>* <text:s text:c="7"/>AM GO-QUELLTEXT MÜSSEN KEINE ÄNDERUNGEN VORGENOMMEN WERDEN!</text:p>
      <text:p text:style-name="P1"><text:s/>*</text:p>
      <text:p text:style-name="P1"><text:s/>* <text:s text:c="7"/>notwendige Voraussetzungen:</text:p>
      <text:p text:style-name="P1"><text:s/>* <text:s text:c="7"/>- TODO</text:p>
      <text:p text:style-name="P1"><text:s/>*/</text:p>
      <text:p text:style-name="P1"><text:s/></text:p>
      <text:p text:style-name="P1"/>
      <text:p text:style-name="P1"><text:s/>Vor.: Das Grafikfenster ist nicht offen. breite &lt;=1920; hoehe &lt;=1200</text:p>
      <text:p text:style-name="P1"><text:s/>Eff.: Ein Fenster mit einer 'Zeichenfläche' von breite x hoehe Pixeln wurde</text:p>
      <text:p text:style-name="P1"><text:s text:c="7"/>geöffnet. Die Zeichenfarbe ist Schwarz. Der Ursprung (0,0) ist </text:p>
      <text:p text:style-name="P1"><text:s text:c="7"/>oben links im Fenster. Die x-Koordinate wächst horizontal nach</text:p>
      <text:p text:style-name="P1"><text:s text:c="7"/>rechts, die y-Koordinate vertikal nach unten.</text:p>
      <text:h text:style-name="Heading_20_1" text:outline-level="1"><text:bookmark-start text:name="__RefHeading___Toc1654_1284336178"/><text:s/>Fenster (breite, hoehe uint16)<text:bookmark-end text:name="__RefHeading___Toc1654_1284336178"/></text:h>
      <text:p text:style-name="P1"/>
      <text:p text:style-name="P1"/>
      <text:p text:style-name="P1"><text:s/>Vor.: -</text:p>
      <text:p text:style-name="P1"><text:s/>Erg.: True ist geliefert, gdw. das Grafikfenster offen ist.</text:p>
      <text:h text:style-name="Heading_20_1" text:outline-level="1"><text:bookmark-start text:name="__RefHeading___Toc1740_1284336178"/><text:s/>FensterOffen () bool<text:bookmark-end text:name="__RefHeading___Toc1740_1284336178"/></text:h>
      <text:p text:style-name="P1"/>
      <text:p text:style-name="P1"/>
      <text:p text:style-name="P1"><text:s/>Vor.: Das Grafikfenster ist offen.</text:p>
      <text:p text:style-name="P1"><text:s/>Eff.: Das Grafikfenster ist geschlossen. </text:p>
      <text:h text:style-name="Heading_20_1" text:outline-level="1"><text:bookmark-start text:name="__RefHeading___Toc1656_1284336178"/><text:s/>FensterAus ()<text:bookmark-end text:name="__RefHeading___Toc1656_1284336178"/></text:h>
      <text:p text:style-name="P1"/>
      <text:p text:style-name="P1"><text:s/>Vor.: Das Grafikfenster ist offen.</text:p>
      <text:p text:style-name="P1"><text:s/>Eff.: Alle Pixel des Grafikfenster haben nun die aktuelle Stiftfarbe,</text:p>
      <text:p text:style-name="P1"><text:s text:c="7"/>d.h., der Inhalt des Fensters ist gelöscht.</text:p>
      <text:h text:style-name="Heading_20_1" text:outline-level="1"><text:bookmark-start text:name="__RefHeading___Toc1658_1284336178"/><text:s/>Cls ()<text:bookmark-end text:name="__RefHeading___Toc1658_1284336178"/></text:h>
      <text:p text:style-name="P1"/>
      <text:p text:style-name="P1"><text:s/>Vor.: Das Grafikfenster ist offen.</text:p>
      <text:p text:style-name="P1"><text:s/>Eff.: Die Zeichenfarbe ist gemäß dem RGB-Farbmodell neu gesetzt.</text:p>
      <text:p text:style-name="P1"><text:s text:c="7"/>Beispiel: Stiftfarbe (0xFF, 0, 0) ist Rot.</text:p>
      <text:h text:style-name="Heading_20_1" text:outline-level="1"><text:bookmark-start text:name="__RefHeading___Toc1660_1284336178"/><text:s/>Stiftfarbe (r,g,b uint8)<text:bookmark-end text:name="__RefHeading___Toc1660_1284336178"/></text:h>
      <text:p text:style-name="P1"/>
      <text:p text:style-name="P1"/>
      <text:p text:style-name="P1"><text:s/>Vor.: Das Grafikfenster ist offen.</text:p>
      <text:p text:style-name="P1"><text:s/>Eff.: An der Position (x,y) ist <text:s/>ein Punkt in der aktuellen Stiftfarbe</text:p>
      <text:p text:style-name="P1"><text:s text:c="7"/>gesetzt.</text:p>
      <text:h text:style-name="Heading_20_1" text:outline-level="1"><text:bookmark-start text:name="__RefHeading___Toc1662_1284336178"/><text:s/>Punkt (x,y uint16) <text:bookmark-end text:name="__RefHeading___Toc1662_1284336178"/></text:h>
      <text:p text:style-name="P1"/>
      <text:p text:style-name="P1"><text:s/>Vor.: Das Grafikfenster ist offen. </text:p>
      <text:p text:style-name="P1"><text:s/>Erg.: Der Rot-, Grün- und Blauanteil des Punktes mit den Koordinaten</text:p>
      <text:p text:style-name="P1"><text:s text:c="7"/>(x,y) im Grafikfenster ist geliefert.</text:p>
      <text:h text:style-name="Heading_20_1" text:outline-level="1"><text:bookmark-start text:name="__RefHeading___Toc1664_1284336178"/><text:s/>GibPunktfarbe (x,y uint16) (r,g,b uint8) <text:bookmark-end text:name="__RefHeading___Toc1664_1284336178"/></text:h>
      <text:p text:style-name="Text_20_body"/>
      <text:p text:style-name="Text_20_body"/>
      <text:p text:style-name="P1"><text:soft-page-break/></text:p>
      <text:p text:style-name="P1"><text:s/>Vor.: Das Grafikfenster ist offen.</text:p>
      <text:p text:style-name="P1"><text:s/>Eff.: Von der Position (x1,y1) bis (x2,y2) eine Strecke mit der </text:p>
      <text:p text:style-name="P1"><text:s text:c="7"/>Strichbreite 1 Pixel in der aktuellen Stiftfarbe gezeichnet.</text:p>
      <text:h text:style-name="Heading_20_1" text:outline-level="1"><text:bookmark-start text:name="__RefHeading___Toc1666_1284336178"/><text:s/>Linie (x1,y1,x2,y2 uint16) <text:bookmark-end text:name="__RefHeading___Toc1666_1284336178"/></text:h>
      <text:p text:style-name="P1"/>
      <text:p text:style-name="P1"/>
      <text:p text:style-name="P1"><text:s/>Vor.: Das Grafikfenster ist offen.</text:p>
      <text:p text:style-name="P1"><text:s/>Eff.: Um den Mittelpunkt M (x,y) ein Kreis mit dem Radius r mit der </text:p>
      <text:p text:style-name="P1"><text:s text:c="7"/>Strichbreite 1 Pixel in der aktuellen Stiftfarbe gezeichnet.</text:p>
      <text:h text:style-name="Heading_20_1" text:outline-level="1"><text:bookmark-start text:name="__RefHeading___Toc1668_1284336178"/><text:s/>Kreis (x,y,r uint16) <text:bookmark-end text:name="__RefHeading___Toc1668_1284336178"/></text:h>
      <text:p text:style-name="P1"/>
      <text:p text:style-name="P1"/>
      <text:p text:style-name="P1"><text:s/>Vor.: Das Grafikfenster ist offen.</text:p>
      <text:p text:style-name="P1"><text:s/>Eff.: Um den Mittelpunkt M (x,y) ein ausgefüllter Kreis mit dem </text:p>
      <text:p text:style-name="P1"><text:s text:c="7"/>Radius r in der aktuellen Stiftfarbe gezeichnet.</text:p>
      <text:h text:style-name="Heading_20_1" text:outline-level="1"><text:bookmark-start text:name="__RefHeading___Toc1670_1284336178"/><text:s/>Vollkreis (x,y,r uint16) <text:bookmark-end text:name="__RefHeading___Toc1670_1284336178"/></text:h>
      <text:p text:style-name="P1"/>
      <text:p text:style-name="P1"/>
      <text:p text:style-name="P1"><text:s/>Vor.: Das Grafikfenster ist offen.</text:p>
      <text:p text:style-name="P1"><text:s/>Eff.: Um den Mittelpunkt M (x,y) ist mit der horizontalen Halbachse rx </text:p>
      <text:p text:style-name="P1"><text:s text:c="7"/>und der vertikalen Halbachse ry mit der Strichbreite 1 Pixel in</text:p>
      <text:p text:style-name="P1"><text:s text:c="7"/>der aktuellen Stiftfarbe eine Ellipse gezeichnet.</text:p>
      <text:h text:style-name="Heading_20_1" text:outline-level="1"><text:bookmark-start text:name="__RefHeading___Toc1672_1284336178"/><text:s/>Ellipse (x,y,rx,ry uint16) <text:bookmark-end text:name="__RefHeading___Toc1672_1284336178"/></text:h>
      <text:p text:style-name="P1"/>
      <text:p text:style-name="P1"/>
      <text:p text:style-name="P1"><text:s/>Vor.: Das Grafikfenster ist offen.</text:p>
      <text:p text:style-name="P1"><text:s/>Eff.: Um den Mittelpunkt M (x,y) ist mit der horizontalen Halbachse rx</text:p>
      <text:p text:style-name="P1"><text:s text:c="7"/>und der vertikalen Halbachse ry in der aktuellen Stiftfarbe eine</text:p>
      <text:p text:style-name="P1"><text:s text:c="7"/>ausgefüllte Ellipse gezeichnet.</text:p>
      <text:h text:style-name="Heading_20_1" text:outline-level="1"><text:bookmark-start text:name="__RefHeading___Toc1742_1284336178"/><text:s/>Vollellipse (x,y,rx,ry uint16) <text:bookmark-end text:name="__RefHeading___Toc1742_1284336178"/></text:h>
      <text:p text:style-name="P1"/>
      <text:p text:style-name="P1"><text:tab/></text:p>
      <text:p text:style-name="P1"><text:s/>Vor.: Das Grafikfenster ist offen.</text:p>
      <text:p text:style-name="P1"><text:s/>Eff.: Um den Mittelpunkt M (x,y) ist mit dem Radius r in der aktuellen</text:p>
      <text:p text:style-name="P1"><text:s text:c="7"/>Stiftfarbe ein Kreisektor(Tortenstück:-)) gezeichnet. w1 ist </text:p>
      <text:p text:style-name="P1"><text:s text:c="7"/>dabei der Startwinkel in Grad, w2 der Endwinkel in Grad. Ein </text:p>
      <text:p text:style-name="P1"><text:s text:c="7"/>Winkelmaß von 0 Grad bedeutet in Richtung Osten gehts los, dann</text:p>
      <text:p text:style-name="P1"><text:s text:c="7"/>entgegengesetzt zum Uhrzeigersinn.</text:p>
      <text:h text:style-name="Heading_20_1" text:outline-level="1"><text:bookmark-start text:name="__RefHeading___Toc1674_1284336178"/><text:s/>Kreissektor (x,y,r,w1,w2 uint16) <text:bookmark-end text:name="__RefHeading___Toc1674_1284336178"/></text:h>
      <text:p text:style-name="P1"/>
      <text:p text:style-name="P1"/>
      <text:p text:style-name="P1"><text:s/>Vor.: Das Grafikfenster ist offen.</text:p>
      <text:p text:style-name="P1"><text:s/>Eff.: Um den Mittelpunkt M (x,y) ist mit dem Radius r <text:s/>in der aktuellen</text:p>
      <text:p text:style-name="P1"><text:s text:c="7"/>Stiftfarbe ein gefüllter Kreissegment gezeichnet. w1 ist dabei </text:p>
      <text:p text:style-name="P1"><text:s text:c="7"/>der Startwinkel in Grad, w2 der Endwinkel in Grad. Ein Winkelmaß</text:p>
      <text:p text:style-name="P1"><text:s text:c="7"/>von 0 Grad bedeutet in Richtung Osten gehts los, dann entgegen- </text:p>
      <text:p text:style-name="P1"><text:s text:c="7"/>gesetzt zum Uhrzeigersinn.</text:p>
      <text:h text:style-name="Heading_20_1" text:outline-level="1"><text:bookmark-start text:name="__RefHeading___Toc1676_1284336178"/><text:s/>Vollkreissektor (x,y,r,w1,w2 uint16) <text:bookmark-end text:name="__RefHeading___Toc1676_1284336178"/></text:h>
      <text:p text:style-name="P1"/>
      <text:p text:style-name="P1"/>
      <text:p text:style-name="P1"><text:s/>Vor.: Das Grafikfenster ist offen.</text:p>
      <text:p text:style-name="P1"><text:s/>Eff.: In der aktuellen Stiftfarbe ist ein Rechteck gezeichnet. Die </text:p>
      <text:p text:style-name="P1"><text:s text:c="7"/>Position (x1,y1) gibt die linke obere Ecke des Rechtecks an, b </text:p>
      <text:p text:style-name="P1"><text:s text:c="7"/>die Breite in x-Richtung, h die Höhe in y-Richtung. Die Seiten</text:p>
      <text:p text:style-name="P1"><text:s text:c="7"/>des Rechtecks verlaufen parallel zu den Achsen.</text:p>
      <text:h text:style-name="Heading_20_1" text:outline-level="1"><text:bookmark-start text:name="__RefHeading___Toc1678_1284336178"/><text:s/>Rechteck (x1,y1,b,h uint16) <text:bookmark-end text:name="__RefHeading___Toc1678_1284336178"/></text:h>
      <text:p text:style-name="P1"/>
      <text:p text:style-name="P1"/>
      <text:p text:style-name="P1"/>
      <text:p text:style-name="P1"><text:soft-page-break/><text:s/>Vor.: Das Grafikfenster ist offen.</text:p>
      <text:p text:style-name="P1"><text:s/>Eff.: In der aktuellen Stiftfarbe ist ein gefülltes Rechteck gezeichnet.</text:p>
      <text:p text:style-name="P1"><text:s text:c="7"/>Die Position (x1,y1) gibt die linke obere Ecke des Rechtecks an,</text:p>
      <text:p text:style-name="P1"><text:s text:c="7"/>b die Breite in x-Richtung, h die Höhe in y-Richtung. Die Seiten</text:p>
      <text:p text:style-name="P1"><text:s text:c="7"/>des Rechtecks verlaufen parallel zu den Achsen.</text:p>
      <text:h text:style-name="Heading_20_1" text:outline-level="1"><text:bookmark-start text:name="__RefHeading___Toc1680_1284336178"/><text:s/>Vollrechteck (x1,y1,b,h uint16) <text:bookmark-end text:name="__RefHeading___Toc1680_1284336178"/></text:h>
      <text:p text:style-name="P1"/>
      <text:p text:style-name="P1"/>
      <text:p text:style-name="P1"><text:s/>Vor.: Das Grafikfenster ist offen.</text:p>
      <text:p text:style-name="P1"><text:s/>Eff.: In der aktuellen Stiftfarbe ist ein Dreieck mit den Eckpunkt-</text:p>
      <text:p text:style-name="P1"><text:s text:c="7"/>koordinaten (x1,y1), (x2,y2) und (x3,y3) gezeichnet.</text:p>
      <text:h text:style-name="Heading_20_1" text:outline-level="1"><text:bookmark-start text:name="__RefHeading___Toc1682_1284336178"/><text:s/>Dreieck (x1,y1,x2,y2,x3,y3 uint16) <text:bookmark-end text:name="__RefHeading___Toc1682_1284336178"/></text:h>
      <text:p text:style-name="P1"/>
      <text:p text:style-name="P1"/>
      <text:p text:style-name="P1"><text:s/>Vor.: Das Grafikfenster ist offen.</text:p>
      <text:p text:style-name="P1"><text:s/>Eff.: In der aktuellen Stiftfarbe ein gefülltes Dreieck mit den</text:p>
      <text:p text:style-name="P1"><text:s text:c="7"/>Eckpunktkoordinaten (x1,y1), (x2,y2) und (x3,y3) gezeichnet.</text:p>
      <text:h text:style-name="Heading_20_1" text:outline-level="1"><text:bookmark-start text:name="__RefHeading___Toc1684_1284336178"/><text:s/>Volldreieck (x1,y1,x2,y2,x3,y3 uint16) <text:bookmark-end text:name="__RefHeading___Toc1684_1284336178"/></text:h>
      <text:p text:style-name="P1"/>
      <text:p text:style-name="P1"/>
      <text:p text:style-name="P1"><text:s/>Vor.: Das Grafikfenster ist offen. s beinhaltet maximal 255 Bytes.</text:p>
      <text:p text:style-name="P1"><text:s/>Eff.: In der aktuellen Stiftfarbe ist der Text s hingeschrieben ohne </text:p>
      <text:p text:style-name="P1"><text:s text:c="7"/>den Hintergrund zu verändern. Die Position (x,y) ist die linke</text:p>
      <text:p text:style-name="P1"><text:s text:c="7"/>obere Ecke des Bereichs des ersten Buchstaben von S. </text:p>
      <text:h text:style-name="Heading_20_1" text:outline-level="1"><text:bookmark-start text:name="__RefHeading___Toc1686_1284336178"/><text:s/>Schreibe (x, y int16, s string) <text:bookmark-end text:name="__RefHeading___Toc1686_1284336178"/></text:h>
      <text:p text:style-name="P1"/>
      <text:p text:style-name="P1"><text:s/>Vor.: s gibt die ttf-Datei des Fonts mit Pfad an. groesse gibt die</text:p>
      <text:p text:style-name="P1"><text:s text:c="7"/>gewünschte Punkthöhe der Buchstaben an.</text:p>
      <text:p text:style-name="P1"><text:s/>Eff.: Der angegebene Font ist nun der aktuelle Font, der bei </text:p>
      <text:p text:style-name="P1"><text:s text:c="7"/>Aufruf von SchreibeFont () verwendet wird.</text:p>
      <text:h text:style-name="Heading_20_1" text:outline-level="1"><text:bookmark-start text:name="__RefHeading___Toc1688_1284336178"/><text:s/>SetzeFont (s string, groesse int)<text:bookmark-end text:name="__RefHeading___Toc1688_1284336178"/></text:h>
      <text:p text:style-name="P1"/>
      <text:p text:style-name="P1"><text:s/>Vor.: keine</text:p>
      <text:p text:style-name="P1"><text:s/>Erg.: Der mit SetzeFont () hinterlegte Pfad inklusive Dateiname</text:p>
      <text:p text:style-name="P1"><text:s text:c="7"/>des aktuell gewünschten Fonts ist geliefert.</text:p>
      <text:h text:style-name="Heading_20_1" text:outline-level="1"><text:bookmark-start text:name="__RefHeading___Toc1690_1284336178"/><text:s/>GibFont () string <text:bookmark-end text:name="__RefHeading___Toc1690_1284336178"/></text:h>
      <text:p text:style-name="P1"/>
      <text:p text:style-name="P1"/>
      <text:p text:style-name="P1"><text:s/>Vor.: Das Grafikfenster ist offen. s beinhaltet maximal 255 Bytes.</text:p>
      <text:p text:style-name="P1"><text:s/>Eff.: In der aktuellen Stiftfarbe ist der Text s mit dem zuletzt mit</text:p>
      <text:p text:style-name="P1"><text:s text:c="7"/>SetzeFont() gesetzten Font hingeschrieben ohne </text:p>
      <text:p text:style-name="P1"><text:s text:c="7"/>den Hintergrund zu verändern. Die Position (x,y) ist die linke</text:p>
      <text:p text:style-name="P1"><text:s text:c="7"/>obere Ecke des Bereichs des ersten Buchstaben von S. </text:p>
      <text:h text:style-name="Heading_20_1" text:outline-level="1"><text:bookmark-start text:name="__RefHeading___Toc1744_1284336178"/><text:s/>SchreibeFont (x,y int16, s string)<text:bookmark-end text:name="__RefHeading___Toc1744_1284336178"/></text:h>
      <text:p text:style-name="P1"/>
      <text:p text:style-name="P1"><text:s/>Vor.: Das Grafikfenster ist offen. s beinhaltet maximal 255 Bytes und</text:p>
      <text:p text:style-name="P1"><text:s text:c="7"/>stellt den Dateinamen eines Bildes im bmp-Format dar.</text:p>
      <text:p text:style-name="P1"><text:s/>Eff.: Ab der Position (x,y) ist das angegebene rechteckige Bild </text:p>
      <text:p text:style-name="P1"><text:s text:c="7"/>eingefügt. Die Position ist die linke obere Ecke des Bildes.</text:p>
      <text:p text:style-name="P1"><text:s text:c="7"/>Die Bildkanten verlaufen parallel zu den Achsen.</text:p>
      <text:h text:style-name="Heading_20_1" text:outline-level="1"><text:bookmark-start text:name="__RefHeading___Toc1692_1284336178"/><text:s/>LadeBild (x, y int16, s string) <text:bookmark-end text:name="__RefHeading___Toc1692_1284336178"/></text:h>
      <text:p text:style-name="P1"/>
      <text:p text:style-name="P1"/>
      <text:p text:style-name="P1"><text:s/>Vor.: Das Grafikfenster ist offen. s beinhaltet maximal 255 Bytes und</text:p>
      <text:p text:style-name="P1"><text:s text:c="7"/>stellt den Dateinamen eines Bildes im bmp-Format dar.</text:p>
      <text:p text:style-name="P1"><text:s/>Eff.: Das angegebene Bild ist in einen Zwischenspeicher (das Clipboard)</text:p>
      <text:p text:style-name="P1"><text:s text:c="6"/>geladen. Vorher im Clipboard enthaltene Daten wurden damit überschrieben.</text:p>
      <text:h text:style-name="Heading_20_1" text:outline-level="1"><text:bookmark-start text:name="__RefHeading___Toc1694_1284336178"/><text:s/>LadeBildInsClipboard (s string) <text:bookmark-end text:name="__RefHeading___Toc1694_1284336178"/></text:h>
      <text:p text:style-name="P1"/>
      <text:p text:style-name="P1"/>
      <text:p text:style-name="P1"><text:soft-page-break/><text:s/>Vor.: Das Grafikfenster ist offen.</text:p>
      <text:p text:style-name="P1"><text:s/>Eff.: Der gesamter Inhalt des Fensters ist <text:span text:style-name="T1">i</text:span>n einen (versteckten)</text:p>
      <text:p text:style-name="P1"><text:s text:c="7"/>Zwischenspeicher kopiert. Daten, die vorher in diesem Zwischen- </text:p>
      <text:p text:style-name="P1"><text:s text:c="7"/>speicher waren, wurden überschrieben.</text:p>
      <text:h text:style-name="Heading_20_1" text:outline-level="1"><text:bookmark-start text:name="__RefHeading___Toc1696_1284336178"/><text:s/>Archivieren ()<text:bookmark-end text:name="__RefHeading___Toc1696_1284336178"/></text:h>
      <text:p text:style-name="P1"/>
      <text:p text:style-name="P1"/>
      <text:p text:style-name="P1"><text:s/>Vor.: Das Grafikfenster ist offen. Archivieren wurde vorher mindestens</text:p>
      <text:p text:style-name="P1"><text:s text:c="7"/>einmal aufgerufen und seit dem das Fenster nicht geschlossen.</text:p>
      <text:p text:style-name="P1"><text:s/>Eff.: Der angegebene rechteckige Bereich des versteckten Zwischenspeichers</text:p>
      <text:p text:style-name="P1"><text:s text:c="7"/>(s. Archivieren) ist an seine ursprüngliche Stelle ins Grafikfenster</text:p>
      <text:p text:style-name="P1"><text:s text:c="7"/>zurückkopiert. </text:p>
      <text:h text:style-name="Heading_20_1" text:outline-level="1"><text:bookmark-start text:name="__RefHeading___Toc1698_1284336178"/><text:s/>Restaurieren (x,y,b,h uint16) <text:bookmark-end text:name="__RefHeading___Toc1698_1284336178"/></text:h>
      <text:p text:style-name="P1"/>
      <text:p text:style-name="P1"/>
      <text:p text:style-name="P1"><text:s/>Vor.: Das Grafikfenster ist offen.</text:p>
      <text:p text:style-name="P1"><text:s/>Eff.: Der angegebene rechteckige Grafikfensterbereich ist in einem </text:p>
      <text:p text:style-name="P1"><text:s text:c="7"/>Zwischenspeicher (das Clipboard) kopiert. Daten, die vorher in</text:p>
      <text:p text:style-name="P1"><text:s text:c="7"/>diesem Zwischenspeicher waren, wurden überschrieben.</text:p>
      <text:h text:style-name="Heading_20_1" text:outline-level="1"><text:bookmark-start text:name="__RefHeading___Toc1700_1284336178"/><text:s/>Clipboard_kopieren (x,y,b,h uint16) <text:bookmark-end text:name="__RefHeading___Toc1700_1284336178"/></text:h>
      <text:p text:style-name="P1"/>
      <text:p text:style-name="P1"/>
      <text:p text:style-name="P1"><text:s/>Vor.: Das Grafikfenster ist offen, Clipboard_kopieren wurde vorher</text:p>
      <text:p text:style-name="P1"><text:s text:c="7"/>mindestens einmal aufgerufen und seitdem wurde das Fenster </text:p>
      <text:p text:style-name="P1"><text:s text:c="7"/>nicht geschlossen.</text:p>
      <text:p text:style-name="P1"><text:s/>Eff.: Der Inhalt des Zwischenspeichers (Clipboard) ist an die angege-</text:p>
      <text:p text:style-name="P1"><text:s text:c="7"/>bene Position (x,y) ins Grafikfenster kopiert. Dort vorher </text:p>
      <text:p text:style-name="P1"><text:s text:c="7"/>vorhandene Daten wurden überschrieben.</text:p>
      <text:h text:style-name="Heading_20_1" text:outline-level="1"><text:bookmark-start text:name="__RefHeading___Toc1702_1284336178"/><text:s/>Clipboard_einfuegen (x, y uint16) <text:bookmark-end text:name="__RefHeading___Toc1702_1284336178"/></text:h>
      <text:p text:style-name="P1"/>
      <text:p text:style-name="P1"/>
      <text:p text:style-name="P1"><text:s/>Vor.: Das Grafikfenster ist offen. Sperren wurde noch nicht aufgerufen</text:p>
      <text:p text:style-name="P1"><text:s text:c="7"/>bzw. der Aufruf wurde mit einem Aufruf von Entsperren 'neutralisiert'.</text:p>
      <text:p text:style-name="P1"><text:s/>Eff.: Das Grafikfenster ist nun nur noch vom aufrufenden Prozess </text:p>
      <text:p text:style-name="P1"><text:s text:c="7"/>'beschreibbar', wenn alle anderen Prozesse vor einem Schreibzugriff</text:p>
      <text:p text:style-name="P1"><text:s text:c="7"/>auf das Grafikfenster ebenfalls Sperren aufrufen. Gegebenenfalls</text:p>
      <text:p text:style-name="P1"><text:s text:c="7"/>war der aufrufende Prozess solange blockiert, bis er den Zugriff</text:p>
      <text:p text:style-name="P1"><text:s text:c="7"/>erhielt. Andere Prozesse, die nun Sperren ausführen, sind blockiert.</text:p>
      <text:h text:style-name="Heading_20_1" text:outline-level="1"><text:bookmark-start text:name="__RefHeading___Toc1704_1284336178"/><text:s/>Sperren ()<text:bookmark-end text:name="__RefHeading___Toc1704_1284336178"/></text:h>
      <text:p text:style-name="P1"/>
      <text:p text:style-name="P1"/>
      <text:p text:style-name="P1"><text:s/>Vor.: Das Grafikfenster ist offen. Sperren wurde aufgerufen und seit </text:p>
      <text:p text:style-name="P1"><text:s text:c="7"/>dem das Grafikfenster nicht geschlossen.</text:p>
      <text:p text:style-name="P1"><text:s/>Eff.: Das Grafikfenster ist für andere Prozesse wieder zum 'Beschreiben'</text:p>
      <text:p text:style-name="P1"><text:s text:c="7"/>freigegeben.</text:p>
      <text:h text:style-name="Heading_20_1" text:outline-level="1"><text:bookmark-start text:name="__RefHeading___Toc1706_1284336178"/><text:s/>Entsperren ()<text:bookmark-end text:name="__RefHeading___Toc1706_1284336178"/></text:h>
      <text:p text:style-name="P1"/>
      <text:p text:style-name="P1"/>
      <text:p text:style-name="P1"><text:s/>Vor.: Das Grafikfenster ist offen.</text:p>
      <text:p text:style-name="P1"><text:s/>Eff.: Die abgesetzten Grafikbefehle werden nicht sofort im Fenster,</text:p>
      <text:p text:style-name="P1"><text:s text:c="7"/>sondern lediglich im 'Double-Buffer-Bereich' verdeckt durchgeführt.</text:p>
      <text:h text:style-name="Heading_20_1" text:outline-level="1"><text:bookmark-start text:name="__RefHeading___Toc1708_1284336178"/><text:s/>UpdateAus ()<text:bookmark-end text:name="__RefHeading___Toc1708_1284336178"/></text:h>
      <text:p text:style-name="Text_20_body"/>
      <text:p text:style-name="Text_20_body"/>
      <text:p text:style-name="Text_20_body"/>
      <text:p text:style-name="Text_20_body"/>
      <text:p text:style-name="P1"><text:soft-page-break/></text:p>
      <text:p text:style-name="P1"/>
      <text:p text:style-name="P1"><text:s/>Vor.: Das Grafikfenster ist offen und wurde nach einem 'UpdateAus()'</text:p>
      <text:p text:style-name="P1"><text:s text:c="7"/>nicht geschlossen.</text:p>
      <text:p text:style-name="P1"><text:s/>Eff.: Alle nach 'UpdateAus ()' durchgeführten Änderungen durch abgesetzte </text:p>
      <text:p text:style-name="P1"><text:s text:c="7"/>Grafikbefehle sind nun sichtbar geworden. Folgende Befehle werden</text:p>
      <text:p text:style-name="P1"><text:s text:c="7"/>wieder direkt umgesetzt.</text:p>
      <text:h text:style-name="Heading_20_1" text:outline-level="1"><text:bookmark-start text:name="__RefHeading___Toc1710_1284336178"/><text:s/>UpdateAn ()<text:bookmark-end text:name="__RefHeading___Toc1710_1284336178"/></text:h>
      <text:p text:style-name="P1"/>
      <text:p text:style-name="P1"><text:s/></text:p>
      <text:p text:style-name="P1"><text:s/>Vor.: Das Grafikfenster ist offen.</text:p>
      <text:p text:style-name="P1"><text:s/>Erg.: Die Anzahl der Grafikfensterzeilen (Pixelzeilen) ist geliefert.</text:p>
      <text:h text:style-name="Heading_20_1" text:outline-level="1"><text:bookmark-start text:name="__RefHeading___Toc1712_1284336178"/><text:s/>Grafikzeilen () uint16<text:bookmark-end text:name="__RefHeading___Toc1712_1284336178"/></text:h>
      <text:p text:style-name="P1"/>
      <text:p text:style-name="P1"/>
      <text:p text:style-name="P1"><text:s/>Vor.: Das Grafikfenster ist offen.</text:p>
      <text:p text:style-name="P1"><text:s/>Erg.: Die Anzahl der GRafikfensterspalten (Pixelspalten) ist geliefert.</text:p>
      <text:h text:style-name="Heading_20_1" text:outline-level="1"><text:bookmark-start text:name="__RefHeading___Toc1714_1284336178"/><text:s/>Grafikspalten () uint16<text:bookmark-end text:name="__RefHeading___Toc1714_1284336178"/></text:h>
      <text:p text:style-name="P1"/>
      <text:p text:style-name="P1"/>
      <text:p text:style-name="P1"><text:s/>Vor.: Das Grafikfenster ist offen. <text:s/></text:p>
      <text:p text:style-name="P1"><text:s/>Erg.: Der aufrufende Prozess war solange blockiert, bis eine Taste </text:p>
      <text:p text:style-name="P1"><text:s text:c="7"/>auf der Tastatur gedrückt oder losgelassen wurde. Geliefert</text:p>
      <text:p text:style-name="P1"><text:s text:c="7"/>ist mit 'taste' die Tastennummer. 'gedrückt' ist 1 (0),falls die</text:p>
      <text:p text:style-name="P1"><text:s text:c="7"/>Taste gedrückt (losgelassen) wurde. 'tiefe' liefert die Kombination</text:p>
      <text:p text:style-name="P1"><text:s text:c="7"/>der gedrückten Steuerungstasten.</text:p>
      <text:h text:style-name="Heading_20_1" text:outline-level="1"><text:bookmark-start text:name="__RefHeading___Toc1716_1284336178"/>TastaturLesen1 () (taste uint16, gedrueckt uint8, tiefe uint16)<text:bookmark-end text:name="__RefHeading___Toc1716_1284336178"/></text:h>
      <text:p text:style-name="P1"/>
      <text:p text:style-name="P1"><text:s/>Vor.: Das Grafikfenster ist offen.</text:p>
      <text:p text:style-name="P1"><text:s/>Erg.: Wenn -tiefe- nur SHIFT oder STANDARD (also kein SHIFT) in Kombination</text:p>
      <text:p text:style-name="P1"><text:s text:c="7"/>mit NUMLOCK und/oder ALT GR ist und eine Tastaturzeichen-Taste</text:p>
      <text:p text:style-name="P1"><text:s text:c="7"/>mit -taste- übergeben wurde (also keine Steuertastenkombination),</text:p>
      <text:p text:style-name="P1"><text:s text:c="7"/>so ist das entsprechende Tastaturzeichen als Rune geliefert.</text:p>
      <text:p text:style-name="P1"><text:s text:c="7"/>Andernfalls ist rune(0) geliefert.</text:p>
      <text:p text:style-name="P1"><text:s text:c="7"/>-tiefe- und -taste- erhält man i.d.R. durch Tastaturlesen1().</text:p>
      <text:h text:style-name="Heading_20_1" text:outline-level="1"><text:bookmark-start text:name="__RefHeading___Toc1718_1284336178"/><text:s/>Tastaturzeichen (taste, tiefe) rune<text:bookmark-end text:name="__RefHeading___Toc1718_1284336178"/></text:h>
      <text:p text:style-name="P1"/>
      <text:p text:style-name="P1"/>
      <text:p text:style-name="P1"><text:s/>Vor.: Das Grafikfenster ist offen. <text:s/></text:p>
      <text:p text:style-name="P1"><text:s/>Eff.: Ab jetzt werden bis zu 255 Tastaturereignisse in einem </text:p>
      <text:p text:style-name="P1"><text:s text:c="7"/>versteckten Tastaturpuffer zwischengespeichert. Darüber hinaus-</text:p>
      <text:p text:style-name="P1"><text:s text:c="7"/>gehende eingehende Tastaturevents gehen verloren.</text:p>
      <text:h text:style-name="Heading_20_1" text:outline-level="1"><text:bookmark-start text:name="__RefHeading___Toc1720_1284336178"/>TastaturpufferAn ()<text:bookmark-end text:name="__RefHeading___Toc1720_1284336178"/></text:h>
      <text:p text:style-name="P1"/>
      <text:p text:style-name="P1"/>
      <text:p text:style-name="P1"><text:s/>Vor.: Das Grafikfenster ist offen. <text:s/></text:p>
      <text:p text:style-name="P1"><text:s/>Eff.: Der Tastaturpuffer ist aus. Enthaltene Events sind verloren.</text:p>
      <text:h text:style-name="Heading_20_1" text:outline-level="1"><text:bookmark-start text:name="__RefHeading___Toc1722_1284336178"/>TastaturpufferAus ()<text:bookmark-end text:name="__RefHeading___Toc1722_1284336178"/></text:h>
      <text:p text:style-name="P1"/>
      <text:p text:style-name="P1"/>
      <text:p text:style-name="P1"><text:s/>Vor.: Das Grafikfenster ist offen. <text:s/></text:p>
      <text:p text:style-name="P1"><text:s/>Erg.: Das vorderste Element (gespeicherte Event) des Tastaturpuffers </text:p>
      <text:p text:style-name="P1"><text:s text:c="7"/>ist ausgelesen, aus dem Puffer entfernt <text:s/>und zurueckgegeben: Geliefert</text:p>
      <text:p text:style-name="P1"><text:s text:c="7"/>ist mit 'taste' die Tastennummer. 'gedrückt' ist 1 (0),falls die</text:p>
      <text:p text:style-name="P1"><text:s text:c="7"/>Taste gedrückt (losgelassen) wurde. 'tiefe' liefert die Kombination</text:p>
      <text:p text:style-name="P1"><text:s text:c="7"/>der gedrückten Steuerungstasten.</text:p>
      <text:p text:style-name="P1"><text:s text:c="7"/>War der Puffer leer, so war der aufrufende Prozess solange </text:p>
      <text:p text:style-name="P1"><text:s text:c="7"/>blockiert, bis etwas gelesen werden konnte.</text:p>
      <text:h text:style-name="Heading_20_1" text:outline-level="1"><text:bookmark-start text:name="__RefHeading___Toc1724_1284336178"/>TastaturpufferLesen1 () (taste uint16, gedrueckt uint8, tiefe uint16)<text:bookmark-end text:name="__RefHeading___Toc1724_1284336178"/></text:h>
      <text:p text:style-name="P1"/>
      <text:p text:style-name="P1"><text:soft-page-break/></text:p>
      <text:p text:style-name="P1"/>
      <text:p text:style-name="P1"><text:s/>Vor.: Das Grafikfenster ist offen. <text:s/></text:p>
      <text:p text:style-name="P1"><text:s/>Erg.: Der aufrufende Prozess war solange blockiert, bis Daten von der</text:p>
      <text:p text:style-name="P1"><text:s text:c="7"/>Maus gelesen werden konnten. Mit 'taste' erhält man die Nummer </text:p>
      <text:p text:style-name="P1"><text:s text:c="7"/>der betreffenden Maustaste. Mit 'status' (1/0/-1), ob sie gedrückt</text:p>
      <text:p text:style-name="P1"><text:s text:c="7"/>bzw. unverändert ist oder losgelassen wurde. 'mausX' und 'mausY' </text:p>
      <text:p text:style-name="P1"><text:s text:c="7"/>sind die Koordinaten der Mauszeigerspitze.</text:p>
      <text:h text:style-name="Heading_20_1" text:outline-level="1"><text:bookmark-start text:name="__RefHeading___Toc1726_1284336178"/>MausLesen1 () (taste uint8, status int8, mausX, mausY uint16)<text:bookmark-end text:name="__RefHeading___Toc1726_1284336178"/></text:h>
      <text:p text:style-name="P1"/>
      <text:p text:style-name="P1"/>
      <text:p text:style-name="P1"><text:s/>Vor.: Das Grafikfenster ist offen. <text:s/></text:p>
      <text:p text:style-name="P1"><text:s/>Eff.: Ab jetzt werden bis zu 255 Mausereignisse (Events) zwischen-</text:p>
      <text:p text:style-name="P1"><text:s text:c="7"/>gespeichert.Darüber hinaus eingehende Maus-Events gehen verloren.</text:p>
      <text:h text:style-name="Heading_20_1" text:outline-level="1"><text:bookmark-start text:name="__RefHeading___Toc1728_1284336178"/>MauspufferAn ()<text:bookmark-end text:name="__RefHeading___Toc1728_1284336178"/></text:h>
      <text:p text:style-name="P1"/>
      <text:p text:style-name="P1"/>
      <text:p text:style-name="P1"><text:s/>Vor.: Das Grafikfenster ist offen. <text:s/></text:p>
      <text:p text:style-name="P1"><text:s/>Eff.: Der Mauspuffer ist deaktiviert. Enthaltene Ereignisse sind </text:p>
      <text:p text:style-name="P1"><text:s text:c="7"/>verloren.</text:p>
      <text:h text:style-name="Heading_20_1" text:outline-level="1"><text:bookmark-start text:name="__RefHeading___Toc1730_1284336178"/>MauspufferAus ()<text:bookmark-end text:name="__RefHeading___Toc1730_1284336178"/></text:h>
      <text:p text:style-name="P1"/>
      <text:p text:style-name="P1"/>
      <text:p text:style-name="P1"><text:s/>Vor.: Das Grafikfenster ist offen.</text:p>
      <text:p text:style-name="P1"><text:s/>Erg.: Das vorderste Mausereignis ist aus dem Puffer gelesen, dort </text:p>
      <text:p text:style-name="P1"><text:s text:c="7"/>entfernt und zurückgegeben: Mit 'taste' erhält man die Nummer </text:p>
      <text:p text:style-name="P1"><text:s text:c="7"/>der betreffenden Maustaste. Mit 'status' (1/0/-1), ob sie gedrückt</text:p>
      <text:p text:style-name="P1"><text:s text:c="7"/>bzw. unverändert ist oder losgelassen wurde. 'mausX' und 'mausY' </text:p>
      <text:p text:style-name="P1"><text:s text:c="7"/>sind die Koordinaten der Mauszeigerspitze.</text:p>
      <text:p text:style-name="P1"><text:s text:c="7"/>War der Puffer leer, so war der aufrufende Prozess solange </text:p>
      <text:p text:style-name="P1"><text:s text:c="7"/>blockiert, bis er etwas lesen konnte.</text:p>
      <text:h text:style-name="Heading_20_1" text:outline-level="1"><text:bookmark-start text:name="__RefHeading___Toc1732_1284336178"/>MauspufferLesen1 () (taste uint8,status int8, mausX, mausY uint16)<text:bookmark-end text:name="__RefHeading___Toc1732_1284336178"/></text:h>
      <text:p text:style-name="P1"/>
      <text:p text:style-name="P1"><text:s/>Vor.: s ist der Dateiname der wav-Datei inklusive Pfad. Zum Zeipunkt</text:p>
      <text:p text:style-name="P1"><text:s text:c="7"/>des Aufrufs werden gerade höchstens 9 .wav-Dateien abgespielt.</text:p>
      <text:p text:style-name="P1"><text:s/>Eff.: Die angegebene wav-Datei wird ab jetzt auch abgespielt.</text:p>
      <text:p text:style-name="P1"><text:s text:c="7"/>Das Programm läuft ohne Verzögerung weiter.</text:p>
      <text:h text:style-name="Heading_20_1" text:outline-level="1"><text:bookmark-start text:name="__RefHeading___Toc1734_1284336178"/><text:s/>SpieleSound (s string)<text:bookmark-end text:name="__RefHeading___Toc1734_128433617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/>
      <style:text-properties fo:color="#008000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15:40.157579974</meta:creation-date>
    <dc:date>2018-04-30T08:58:04.476671358</dc:date>
    <meta:editing-duration>PT10H46M53S</meta:editing-duration>
    <meta:editing-cycles>5</meta:editing-cycles>
    <meta:generator>LibreOffice/4.4.6.3$MacOSX_X86_64 LibreOffice_project/e8938fd3328e95dcf59dd64e7facd2c7d67c704d</meta:generator>
    <meta:document-statistic meta:table-count="0" meta:image-count="0" meta:object-count="0" meta:page-count="7" meta:paragraph-count="294" meta:word-count="1866" meta:character-count="13893" meta:non-whitespace-character-count="11336"/>
  </office:meta>
</office:document-meta>
</file>